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aco" svg:font-family="Monac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9" style:parent-style-name="Times14_РИО2" style:family="paragraph">
      <style:paragraph-properties fo:text-align="center" fo:line-height="150%" fo:text-indent="0in"/>
    </style:style>
    <style:style style:name="T20" style:parent-style-name="Названиекниги" style:family="text">
      <style:text-properties fo:text-transform="uppercase" fo:color="#000000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Названиекниги" style:family="text">
      <style:text-properties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color="#000000"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1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ableCell52" style:family="table-cell">
      <style:table-cell-properties fo:border-top="0.0069in solid #000001" fo:border-left="none" fo:border-bottom="0.0069in solid #000001" fo:border-right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text-align="center"/>
      <style:text-properties fo:font-size="14pt" style:font-size-asian="14pt" style:font-size-complex="14pt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 fo:line-height="150%"/>
    </style:style>
    <style:style style:name="T6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</style:style>
    <style:style style:name="T6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63" style:parent-style-name="Standard" style:family="paragraph">
      <style:paragraph-properties fo:text-align="center"/>
    </style:style>
    <style:style style:name="P64" style:parent-style-name="Обычныйвеб" style:family="paragraph">
      <style:paragraph-properties fo:text-align="justify" fo:margin-top="0in" fo:margin-bottom="0in" fo:background-color="#FFFFFF"/>
    </style:style>
    <style:style style:name="T6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66" style:parent-style-name="Обычныйвеб" style:family="paragraph">
      <style:paragraph-properties fo:text-align="justify" fo:margin-top="0in" fo:margin-bottom="0in" fo:background-color="#FFFFFF"/>
    </style:style>
    <style:style style:name="T67" style:parent-style-name="Основнойшрифтабзаца" style:family="text">
      <style:text-properties style:font-name="Arial" style:font-name-complex="Arial" fo:color="#000000"/>
    </style:style>
    <style:style style:name="T68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69" style:parent-style-name="Основнойшрифтабзаца" style:family="text">
      <style:text-properties style:font-name="Arial" style:font-name-complex="Arial" fo:color="#000000"/>
    </style:style>
    <style:style style:name="T70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71" style:parent-style-name="Основнойшрифтабзаца" style:family="text">
      <style:text-properties style:font-name="Arial" style:font-name-complex="Arial" fo:color="#000000"/>
    </style:style>
    <style:style style:name="T72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73" style:parent-style-name="Основнойшрифтабзаца" style:family="text">
      <style:text-properties style:font-name="Arial" style:font-name-complex="Arial" fo:color="#000000"/>
    </style:style>
    <style:style style:name="T74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75" style:parent-style-name="Основнойшрифтабзаца" style:family="text">
      <style:text-properties style:font-name="Arial" style:font-name-complex="Arial" fo:color="#000000"/>
    </style:style>
    <style:style style:name="T76" style:parent-style-name="Основнойшрифтабзаца" style:family="text">
      <style:text-properties style:font-name="Arial" style:font-name-complex="Arial" fo:color="#000000"/>
    </style:style>
    <style:style style:name="T77" style:parent-style-name="Основнойшрифтабзаца" style:family="text">
      <style:text-properties style:font-name="Arial" style:font-name-complex="Arial" fo:font-weight="bold" style:font-weight-asian="bold" style:font-weight-complex="bold" fo:color="#000000"/>
    </style:style>
    <style:style style:name="T78" style:parent-style-name="Основнойшрифтабзаца" style:family="text">
      <style:text-properties style:font-name="Arial" style:font-name-complex="Arial" fo:color="#000000"/>
    </style:style>
    <style:style style:name="P79" style:parent-style-name="Standard" style:family="paragraph">
      <style:paragraph-properties fo:text-align="justify" fo:margin-bottom="0.2083in" fo:background-color="#FFFFFF"/>
      <style:text-properties fo:hyphenate="true"/>
    </style:style>
    <style:style style:name="T80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P81" style:parent-style-name="Standard" style:list-style-name="WWNum7" style:family="paragraph">
      <style:paragraph-properties fo:text-align="justify" fo:margin-left="0.2083in" fo:background-color="#FFFFFF">
        <style:tab-stops/>
      </style:paragraph-properties>
      <style:text-properties fo:hyphenate="true"/>
    </style:style>
    <style:style style:name="T82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T83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language-asian="ru" style:country-asian="RU"/>
    </style:style>
    <style:style style:name="P84" style:parent-style-name="Standard" style:list-style-name="WWNum7" style:family="paragraph">
      <style:paragraph-properties fo:text-align="justify" fo:margin-left="0.2083in" fo:background-color="#FFFFFF">
        <style:tab-stops/>
      </style:paragraph-properties>
      <style:text-properties fo:hyphenate="true"/>
    </style:style>
    <style:style style:name="T85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T86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language-asian="ru" style:country-asian="RU"/>
    </style:style>
    <style:style style:name="T87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P88" style:parent-style-name="Standard" style:list-style-name="WWNum7" style:family="paragraph">
      <style:paragraph-properties fo:text-align="justify" fo:margin-left="0.2083in" fo:background-color="#FFFFFF">
        <style:tab-stops/>
      </style:paragraph-properties>
      <style:text-properties fo:hyphenate="true"/>
    </style:style>
    <style:style style:name="T89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T90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language-asian="ru" style:country-asian="RU"/>
    </style:style>
    <style:style style:name="T91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T92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language-asian="ru" style:country-asian="RU"/>
    </style:style>
    <style:style style:name="T93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language-asian="ru" style:country-asian="RU"/>
    </style:style>
    <style:style style:name="P94" style:parent-style-name="Standard" style:list-style-name="WWNum7" style:family="paragraph">
      <style:paragraph-properties fo:text-align="justify" fo:margin-left="0.2083in" fo:background-color="#FFFFFF">
        <style:tab-stops/>
      </style:paragraph-properties>
      <style:text-properties fo:hyphenate="true"/>
    </style:style>
    <style:style style:name="T95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T96" style:parent-style-name="Основнойшрифтабзаца" style:family="text">
      <style:text-properties style:font-name="Arial" style:font-name-complex="Arial" fo:font-weight="bold" style:font-weight-asian="bold" style:font-weight-complex="bold" fo:color="#000000" style:language-asian="ru" style:country-asian="RU"/>
    </style:style>
    <style:style style:name="T97" style:parent-style-name="Основнойшрифтабзаца" style:family="text">
      <style:text-properties style:font-name="Arial" style:font-name-complex="Arial" fo:color="#000000" style:language-asian="ru" style:country-asian="RU"/>
    </style:style>
    <style:style style:name="P9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/>
    </style:style>
    <style:style style:name="T10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105" style:parent-style-name="Абзацсписка" style:list-style-name="WWNum8" style:family="paragraph">
      <style:paragraph-properties fo:text-align="justify"/>
    </style:style>
    <style:style style:name="T10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07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08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09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10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11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12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13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14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15" style:parent-style-name="Абзацсписка" style:family="paragraph">
      <style:paragraph-properties fo:text-align="justify"/>
    </style:style>
    <style:style style:name="T116" style:parent-style-name="Основнойшрифтабзаца" style:family="text">
      <style:text-properties style:font-name="Monaco" fo:font-size="11pt" style:font-size-asian="11pt" style:font-size-complex="11pt"/>
    </style:style>
    <style:style style:name="T117" style:parent-style-name="Основнойшрифтабзаца" style:family="text">
      <style:text-properties style:font-name="Monaco" fo:font-size="11pt" style:font-size-asian="11pt" style:font-size-complex="11pt" fo:language="en" fo:country="US"/>
    </style:style>
    <style:style style:name="T118" style:parent-style-name="Основнойшрифтабзаца" style:family="text">
      <style:text-properties style:font-name="Monaco" fo:font-size="11pt" style:font-size-asian="11pt" style:font-size-complex="11pt"/>
    </style:style>
    <style:style style:name="T119" style:parent-style-name="Основнойшрифтабзаца" style:family="text">
      <style:text-properties style:font-name="Monaco" fo:font-size="11pt" style:font-size-asian="11pt" style:font-size-complex="11pt" fo:language="en" fo:country="US"/>
    </style:style>
    <style:style style:name="T120" style:parent-style-name="Основнойшрифтабзаца" style:family="text">
      <style:text-properties style:font-name="Monaco" fo:font-size="11pt" style:font-size-asian="11pt" style:font-size-complex="11pt"/>
    </style:style>
    <style:style style:name="T121" style:parent-style-name="Основнойшрифтабзаца" style:family="text">
      <style:text-properties style:font-name="Monaco" fo:font-size="11pt" style:font-size-asian="11pt" style:font-size-complex="11pt" fo:language="en" fo:country="US"/>
    </style:style>
    <style:style style:name="T122" style:parent-style-name="Основнойшрифтабзаца" style:family="text">
      <style:text-properties style:font-name="Monaco" fo:font-size="11pt" style:font-size-asian="11pt" style:font-size-complex="11pt"/>
    </style:style>
    <style:style style:name="P123" style:parent-style-name="Абзацсписка" style:family="paragraph">
      <style:paragraph-properties fo:text-align="justify"/>
    </style:style>
    <style:style style:name="T124" style:parent-style-name="Основнойшрифтабзаца" style:family="text">
      <style:text-properties style:font-name="Monaco" fo:font-size="11pt" style:font-size-asian="11pt" style:font-size-complex="11pt"/>
    </style:style>
    <style:style style:name="T125" style:parent-style-name="Основнойшрифтабзаца" style:family="text">
      <style:text-properties style:font-name="Monaco" fo:font-size="11pt" style:font-size-asian="11pt" style:font-size-complex="11pt" fo:language="en" fo:country="US"/>
    </style:style>
    <style:style style:name="T126" style:parent-style-name="Основнойшрифтабзаца" style:family="text">
      <style:text-properties style:font-name="Monaco" fo:font-size="11pt" style:font-size-asian="11pt" style:font-size-complex="11pt"/>
    </style:style>
    <style:style style:name="T127" style:parent-style-name="Основнойшрифтабзаца" style:family="text">
      <style:text-properties style:font-name="Monaco" fo:font-size="11pt" style:font-size-asian="11pt" style:font-size-complex="11pt" fo:language="en" fo:country="US"/>
    </style:style>
    <style:style style:name="T128" style:parent-style-name="Основнойшрифтабзаца" style:family="text">
      <style:text-properties style:font-name="Monaco" fo:font-size="11pt" style:font-size-asian="11pt" style:font-size-complex="11pt"/>
    </style:style>
    <style:style style:name="T129" style:parent-style-name="Основнойшрифтабзаца" style:family="text">
      <style:text-properties style:font-name="Monaco" fo:font-size="11pt" style:font-size-asian="11pt" style:font-size-complex="11pt" fo:language="en" fo:country="US"/>
    </style:style>
    <style:style style:name="T130" style:parent-style-name="Основнойшрифтабзаца" style:family="text">
      <style:text-properties style:font-name="Monaco" fo:font-size="11pt" style:font-size-asian="11pt" style:font-size-complex="11pt"/>
    </style:style>
    <style:style style:name="P131" style:parent-style-name="Абзацсписка" style:family="paragraph">
      <style:paragraph-properties fo:text-align="justify"/>
      <style:text-properties style:font-name="Monaco" fo:font-size="11pt" style:font-size-asian="11pt" style:font-size-complex="11pt"/>
    </style:style>
    <style:style style:name="P132" style:parent-style-name="Абзацсписка" style:family="paragraph">
      <style:paragraph-properties fo:text-align="justify"/>
      <style:text-properties style:font-name="Monaco" fo:font-size="11pt" style:font-size-asian="11pt" style:font-size-complex="11pt"/>
    </style:style>
    <style:style style:name="P133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34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35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36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37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38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39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0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1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2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3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4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5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6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7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8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49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0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1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2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3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4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5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6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7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8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59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60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61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62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63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64" style:parent-style-name="Абзацсписка" style:family="paragraph">
      <style:paragraph-properties fo:text-align="justify"/>
      <style:text-properties style:font-name="Monaco" fo:font-size="11pt" style:font-size-asian="11pt" style:font-size-complex="11pt"/>
    </style:style>
    <style:style style:name="P165" style:parent-style-name="Абзацсписка" style:family="paragraph">
      <style:paragraph-properties fo:text-align="justify"/>
      <style:text-properties style:font-name="Monaco" fo:font-size="11pt" style:font-size-asian="11pt" style:font-size-complex="11pt"/>
    </style:style>
    <style:style style:name="P166" style:parent-style-name="Абзацсписка" style:family="paragraph">
      <style:paragraph-properties fo:text-align="justify"/>
      <style:text-properties style:font-name="Monaco" fo:font-size="11pt" style:font-size-asian="11pt" style:font-size-complex="11pt"/>
    </style:style>
    <style:style style:name="P167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68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69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0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1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2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3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4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5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6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7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8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79" style:parent-style-name="Абзацсписка" style:family="paragraph">
      <style:paragraph-properties fo:text-align="justify"/>
      <style:text-properties style:font-name="Monaco" fo:font-size="11pt" style:font-size-asian="11pt" style:font-size-complex="11pt" fo:language="en" fo:country="US"/>
    </style:style>
    <style:style style:name="P180" style:parent-style-name="Абзацсписка" style:list-style-name="WWNum8" style:family="paragraph">
      <style:paragraph-properties fo:text-align="justify"/>
    </style:style>
    <style:style style:name="T18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183" style:parent-style-name="Абзацсписка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T184" style:parent-style-name="Основнойшрифтабзаца" style:family="text">
      <style:text-properties fo:color="#000000" fo:background-color="#FFFFFF"/>
    </style:style>
    <style:style style:name="T185" style:parent-style-name="Основнойшрифтабзаца" style:family="text">
      <style:text-properties fo:color="#000000" fo:background-color="#FFFFFF" fo:language="en" fo:country="US"/>
    </style:style>
    <style:style style:name="T186" style:parent-style-name="Основнойшрифтабзаца" style:family="text">
      <style:text-properties fo:color="#000000" fo:background-color="#FFFFFF"/>
    </style:style>
    <style:style style:name="T187" style:parent-style-name="Основнойшрифтабзаца" style:family="text">
      <style:text-properties fo:color="#000000" fo:background-color="#FFFFFF" fo:language="en" fo:country="US"/>
    </style:style>
    <style:style style:name="T188" style:parent-style-name="Основнойшрифтабзаца" style:family="text">
      <style:text-properties fo:color="#000000" fo:background-color="#FFFFFF"/>
    </style:style>
    <style:style style:name="T189" style:parent-style-name="Основнойшрифтабзаца" style:family="text">
      <style:text-properties fo:color="#000000" fo:background-color="#FFFFFF" fo:language="en" fo:country="US"/>
    </style:style>
    <style:style style:name="T190" style:parent-style-name="Основнойшрифтабзаца" style:family="text">
      <style:text-properties fo:color="#000000" fo:background-color="#FFFFFF"/>
    </style:style>
    <style:style style:name="T191" style:parent-style-name="Основнойшрифтабзаца" style:family="text">
      <style:text-properties fo:color="#000000" fo:background-color="#FFFFFF" fo:language="en" fo:country="US"/>
    </style:style>
    <style:style style:name="T192" style:parent-style-name="Основнойшрифтабзаца" style:family="text">
      <style:text-properties fo:color="#000000" fo:background-color="#FFFFFF"/>
    </style:style>
    <style:style style:name="T193" style:parent-style-name="Основнойшрифтабзаца" style:family="text">
      <style:text-properties fo:color="#000000" fo:background-color="#FFFFFF" fo:language="en" fo:country="US"/>
    </style:style>
    <style:style style:name="T194" style:parent-style-name="Основнойшрифтабзаца" style:family="text">
      <style:text-properties fo:color="#000000" fo:background-color="#FFFFFF"/>
    </style:style>
    <style:style style:name="T195" style:parent-style-name="Основнойшрифтабзаца" style:family="text">
      <style:text-properties fo:color="#000000" fo:background-color="#FFFFFF" fo:language="en" fo:country="US"/>
    </style:style>
    <style:style style:name="T196" style:parent-style-name="Основнойшрифтабзаца" style:family="text">
      <style:text-properties fo:color="#000000" fo:background-color="#FFFFFF"/>
    </style:style>
    <style:style style:name="T197" style:parent-style-name="Основнойшрифтабзаца" style:family="text">
      <style:text-properties fo:color="#000000"/>
    </style:style>
    <style:style style:name="T198" style:parent-style-name="Основнойшрифтабзаца" style:family="text">
      <style:text-properties fo:color="#000000" fo:background-color="#FFFFFF"/>
    </style:style>
    <style:style style:name="T199" style:parent-style-name="apple-converted-space" style:family="text">
      <style:text-properties fo:color="#000000" fo:background-color="#FFFFFF"/>
    </style:style>
    <style:style style:name="T200" style:parent-style-name="Основнойшрифтабзаца" style:family="text">
      <style:text-properties fo:color="#000000"/>
    </style:style>
    <style:style style:name="T201" style:parent-style-name="Основнойшрифтабзаца" style:family="text">
      <style:text-properties fo:color="#000000" fo:background-color="#FFFFFF"/>
    </style:style>
    <style:style style:name="T202" style:parent-style-name="apple-converted-space" style:family="text">
      <style:text-properties fo:color="#000000" fo:background-color="#FFFFFF"/>
    </style:style>
    <style:style style:name="T203" style:parent-style-name="Основнойшрифтабзаца" style:family="text">
      <style:text-properties fo:color="#000000"/>
    </style:style>
    <style:style style:name="T204" style:parent-style-name="Основнойшрифтабзаца" style:family="text">
      <style:text-properties fo:color="#000000" fo:background-color="#FFFFFF"/>
    </style:style>
    <style:style style:name="T205" style:parent-style-name="Основнойшрифтабзаца" style:family="text">
      <style:text-properties fo:color="#000000" fo:background-color="#FFFFFF" fo:language="en" fo:country="US"/>
    </style:style>
    <style:style style:name="T206" style:parent-style-name="Основнойшрифтабзаца" style:family="text">
      <style:text-properties fo:color="#000000" fo:background-color="#FFFFFF"/>
    </style:style>
    <style:style style:name="T207" style:parent-style-name="Основнойшрифтабзаца" style:family="text">
      <style:text-properties fo:color="#000000" fo:background-color="#FFFFFF" fo:language="en" fo:country="US"/>
    </style:style>
    <style:style style:name="T208" style:parent-style-name="Основнойшрифтабзаца" style:family="text">
      <style:text-properties fo:color="#000000" fo:background-color="#FFFFFF"/>
    </style:style>
    <style:style style:name="T209" style:parent-style-name="apple-converted-space" style:family="text">
      <style:text-properties fo:color="#000000" fo:background-color="#FFFFFF"/>
    </style:style>
    <style:style style:name="T210" style:parent-style-name="Основнойшрифтабзаца" style:family="text">
      <style:text-properties fo:color="#000000"/>
    </style:style>
    <style:style style:name="T211" style:parent-style-name="Основнойшрифтабзаца" style:family="text">
      <style:text-properties fo:color="#000000" fo:background-color="#FFFFFF"/>
    </style:style>
    <style:style style:name="T212" style:parent-style-name="Основнойшрифтабзаца" style:family="text">
      <style:text-properties fo:color="#000000" fo:background-color="#FFFFFF" fo:language="en" fo:country="US"/>
    </style:style>
    <style:style style:name="T213" style:parent-style-name="Основнойшрифтабзаца" style:family="text">
      <style:text-properties fo:color="#000000" fo:background-color="#FFFFFF"/>
    </style:style>
    <style:style style:name="T214" style:parent-style-name="Основнойшрифтабзаца" style:family="text">
      <style:text-properties fo:color="#000000" fo:background-color="#FFFFFF" fo:language="en" fo:country="US"/>
    </style:style>
    <style:style style:name="T215" style:parent-style-name="Основнойшрифтабзаца" style:family="text">
      <style:text-properties fo:color="#000000" fo:background-color="#FFFFFF"/>
    </style:style>
    <style:style style:name="T216" style:parent-style-name="Основнойшрифтабзаца" style:family="text">
      <style:text-properties fo:color="#000000" fo:background-color="#FFFFFF" fo:language="en" fo:country="US"/>
    </style:style>
    <style:style style:name="T217" style:parent-style-name="Основнойшрифтабзаца" style:family="text">
      <style:text-properties fo:color="#000000" fo:background-color="#FFFFFF"/>
    </style:style>
    <style:style style:name="T218" style:parent-style-name="apple-converted-space" style:family="text">
      <style:text-properties fo:color="#000000" fo:background-color="#FFFFFF"/>
    </style:style>
    <style:style style:name="T219" style:parent-style-name="Основнойшрифтабзаца" style:family="text">
      <style:text-properties fo:color="#000000"/>
    </style:style>
    <style:style style:name="T220" style:parent-style-name="Основнойшрифтабзаца" style:family="text">
      <style:text-properties fo:color="#000000" fo:background-color="#FFFFFF"/>
    </style:style>
    <style:style style:name="P221" style:parent-style-name="Абзацсписка" style:family="paragraph">
      <style:text-properties fo:color="#000000" fo:background-color="#FFFFFF"/>
    </style:style>
    <style:style style:name="P222" style:parent-style-name="Абзацсписка" style:family="paragraph">
      <style:text-properties fo:color="#000000" fo:background-color="#FFFFFF"/>
    </style:style>
    <style:style style:name="T22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background-color="#FFFFFF"/>
    </style:style>
    <style:style style:name="T22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25" style:parent-style-name="Основнойшрифтабзаца" style:family="text">
      <style:text-properties fo:color="#000000" fo:background-color="#FFFFFF"/>
    </style:style>
    <style:style style:name="T226" style:parent-style-name="Основнойшрифтабзаца" style:family="text">
      <style:text-properties fo:color="#000000" fo:background-color="#FFFFFF"/>
    </style:style>
    <style:style style:name="T227" style:parent-style-name="Основнойшрифтабзаца" style:family="text">
      <style:text-properties fo:color="#000000" fo:background-color="#FFFFFF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</text:span><text:span text:style-name="T11"><text:s/>математического обеспечения и применения ЭВМ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отчет</text:span></text:p>
      <text:p text:style-name="P21"><text:span text:style-name="T22">по лабораторной работе №1</text:span></text:p>
      <text:p text:style-name="P23"><text:span text:style-name="T24">по дисциплине «Программирование»</text:span></text:p>
      <text:p text:style-name="P25"><text:span text:style-name="T26">Тема: Обзор стандартной библиотеки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>Студент гр.</text:span><text:span text:style-name="T42"><text:s/>6303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Ченцов Д.А.</text:span></text:p>
          </table:table-cell>
        </table:table-row>
        <table:table-row table:style-name="TableRow48">
          <table:table-cell table:style-name="TableCell49">
            <text:p text:style-name="P50"><text:span text:style-name="T51">Преподаватель</text:span></text:p>
          </table:table-cell>
          <table:table-cell table:style-name="TableCell52">
            <text:p text:style-name="P53"/>
          </table:table-cell>
          <table:table-cell table:style-name="TableCell54">
            <text:p text:style-name="P55"><text:span text:style-name="T56">Чайка К.В.</text:span></text:p>
          </table:table-cell>
        </table:table-row>
      </table:table>
      <text:p text:style-name="P57"/>
      <text:p text:style-name="P58"/>
      <text:p text:style-name="P59"><text:span text:style-name="T60">Санкт-Петербург</text:span></text:p>
      <text:p text:style-name="P61"><text:span text:style-name="T62">2017</text:span></text:p>
      <text:p text:style-name="P63"/>
      <text:soft-page-break/>
      <text:p text:style-name="P64"><text:span text:style-name="T65">Цель работы:</text:span></text:p>
      <text:p text:style-name="P66"><text:span text:style-name="T67">Напишите программу, на вход которой подается текст на </text:span><text:span text:style-name="T68">английском</text:span><text:span text:style-name="T69"> языке (длина текста не превышает </text:span><text:span text:style-name="T70">1000</text:span><text:span text:style-name="T71"> символов) и слово </text:span><text:span text:style-name="T72">str</text:span><text:span text:style-name="T73"> (длина слова не превышает </text:span><text:span text:style-name="T74">30</text:span><text:span text:style-name="T75"> знаков). Слова в<text:s/></text:span><text:span text:style-name="T76">тексте разделены пробелами или точкой. Программа должна вывести строку "exists", если </text:span><text:span text:style-name="T77">str</text:span><text:span text:style-name="T78"> в тексте есть и "doesn't exist" в противном случае.</text:span></text:p>
      <text:p text:style-name="P79"><text:span text:style-name="T80">Программа должна реализовать следующий алгоритм:</text:span></text:p>
      <text:list text:style-name="WWNum7">
        <text:list-item>
          <text:p text:style-name="P81"><text:span text:style-name="T82">разбить текст на слова, используя</text:span><text:span text:style-name="T83"> функции стандартной библиотеки</text:span></text:p>
        </text:list-item>
        <text:list-item>
          <text:p text:style-name="P84"><text:span text:style-name="T85">отсортировать слова, используя алгоритм быстрой сортировки (см. </text:span><text:span text:style-name="T86">функции стандартной библиотеки</text:span><text:span text:style-name="T87">)</text:span></text:p>
        </text:list-item>
        <text:list-item>
          <text:p text:style-name="P88"><text:span text:style-name="T89">определить, присутствует ли в тексте </text:span><text:span text:style-name="T90">str</text:span><text:span text:style-name="T91">, используя алгоритм двоичного поиска (для реализации алгоритма двоичного поиска используйте </text:span><text:span text:style-name="T92">функцию стандартной библиот</text:span><text:span text:style-name="T93">еки)</text:span></text:p>
        </text:list-item>
        <text:list-item>
          <text:p text:style-name="P94"><text:span text:style-name="T95">вывести строку "exists", если </text:span><text:span text:style-name="T96">str</text:span><text:span text:style-name="T97"> в тексте есть и "doesn't exist" в противном случае.</text:span></text:p>
        </text:list-item>
      </text:list>
      <text:p text:style-name="P98"/>
      <text:p text:style-name="P99"/>
      <text:p text:style-name="P100"><text:span text:style-name="T101">Ход</text:span><text:span text:style-name="T102"><text:s/></text:span><text:span text:style-name="T103">работы</text:span><text:span text:style-name="T104">:</text:span></text:p>
      <text:list text:style-name="WWNum8">
        <text:list-item text:start-value="1">
          <text:p text:style-name="P105"><text:span text:style-name="T106">Исходный код</text:span></text:p>
        </text:list-item>
      </text:list>
      <text:p text:style-name="P107">//Ченцов Данил 6303//</text:p>
      <text:p text:style-name="P108"/>
      <text:p text:style-name="P109">#include &lt;stdio.h&gt;</text:p>
      <text:p text:style-name="P110">#include &lt;stdlib.h&gt;</text:p>
      <text:p text:style-name="P111">#include &lt;string.h&gt;</text:p>
      <text:p text:style-name="P112"/>
      <text:p text:style-name="P113"/>
      <text:p text:style-name="P114"/>
      <text:p text:style-name="P115"><text:span text:style-name="T116">#</text:span><text:span text:style-name="T117">define</text:span><text:span text:style-name="T118"><text:s/></text:span><text:span text:style-name="T119">text</text:span><text:span text:style-name="T120">_</text:span><text:span text:style-name="T121">len</text:span><text:span text:style-name="T122"><text:s/>1001 //максимальная длина строки</text:span></text:p>
      <text:p text:style-name="P123"><text:span text:style-name="T124">#</text:span><text:span text:style-name="T125">define</text:span><text:span text:style-name="T126"><text:s/></text:span><text:span text:style-name="T127">word</text:span><text:span text:style-name="T128">_</text:span><text:span text:style-name="T129">size</text:span><text:span text:style-name="T130"><text:s/>31 //максимальная длина слова</text:span></text:p>
      <text:p text:style-name="P131"/>
      <text:p text:style-name="P132"/>
      <text:p text:style-name="P133">int cmp_str(const void* p1, const void* p2) {//определение функции сравнения слов</text:p>
      <text:p text:style-name="P134"><text:s text:c="4"/>return (strcmp(*(char**) p1, *(char**) p2));</text:p>
      <text:p text:style-name="P135">}</text:p>
      <text:p text:style-name="P136"/>
      <text:p text:style-name="P137"/>
      <text:p text:style-name="P138"><text:s/>int main() {</text:p>
      <text:p text:style-name="P139"><text:s text:c="4"/>char* str = (char*) malloc(word_size * sizeof(char));</text:p>
      <text:p text:style-name="P140"><text:s text:c="4"/>char* string = (char*) malloc(text_len * sizeof(char));</text:p>
      <text:p text:style-name="P141"/>
      <text:p text:style-name="P142"><text:s text:c="4"/>fgets(string, text_len, stdin);</text:p>
      <text:p text:style-name="P143"><text:s text:c="4"/>scanf("%s", str);</text:p>
      <text:p text:style-name="P144"/>
      <text:p text:style-name="P145"><text:s text:c="4"/>string[strlen(string)-1] = '\0';</text:p>
      <text:p text:style-name="P146"><text:s text:c="4"/>char** str_array = (char**) malloc(sizeof(char*) * 300);</text:p>
      <text:p text:style-name="P147"><text:s text:c="4"/>char* pch = strtok(string, " .");</text:p>
      <text:p text:style-name="P148"/>
      <text:p text:style-name="P149"><text:s text:c="4"/>int len;</text:p>
      <text:p text:style-name="P150"><text:s text:c="4"/>for(len = 0; pch != NULL; len++) {//пока есть лексемы</text:p>
      <text:p text:style-name="P151"><text:s text:c="8"/>str_array[len] = pch;</text:p>
      <text:p text:style-name="P152"><text:s text:c="8"/>pch = strtok(NULL, " .");</text:p>
      <text:p text:style-name="P153">}</text:p>
      <text:p text:style-name="P154"/>
      <text:p text:style-name="P155"/>
      <text:p text:style-name="P156"/>
      <text:p text:style-name="P157"><text:s/>//сортировка//</text:p>
      <text:p text:style-name="P158"/>
      <text:p text:style-name="P159">qsort(str_array, len, sizeof(char*), cmp_str);</text:p>
      <text:p text:style-name="P160"/>
      <text:p text:style-name="P161"/>
      <text:p text:style-name="P162"/>
      <text:p text:style-name="P163"/>
      <text:p text:style-name="P164">//двоичный поиск слова в массиве//</text:p>
      <text:p text:style-name="P165"/>
      <text:p text:style-name="P166"/>
      <text:p text:style-name="P167">char * ptrItem = (char*) bsearch(&amp;str, str_array, len, sizeof(char*), cmp_str);</text:p>
      <text:p text:style-name="P168">if (ptrItem != NULL){</text:p>
      <text:p text:style-name="P169"><text:s text:c="2"/>printf("exists");</text:p>
      <text:p text:style-name="P170">}</text:p>
      <text:p text:style-name="P171">else{</text:p>
      <text:p text:style-name="P172"><text:s text:c="2"/>printf("doesn't exist");</text:p>
      <text:p text:style-name="P173">}</text:p>
      <text:p text:style-name="P174"/>
      <text:p text:style-name="P175"/>
      <text:p text:style-name="P176"><text:s text:c="2"/>return 0;</text:p>
      <text:p text:style-name="P177">}</text:p>
      <text:p text:style-name="P178"/>
      <text:p text:style-name="P179"/>
      <text:list text:style-name="WWNum8" text:continue-numbering="true">
        <text:list-item>
          <text:p text:style-name="P180"><text:span text:style-name="T181">Описание процедуры загрузки файла на<text:s/></text:span><text:span text:style-name="T182">github</text:span></text:p>
        </text:list-item>
      </text:list>
      <text:p text:style-name="P183"/>
      <text:p text:style-name="Абзацсписка"><text:span text:style-name="T184">В репозитории создана ветка<text:s/></text:span><text:span text:style-name="T185">chentsov</text:span><text:span text:style-name="T186">_2</text:span><text:span text:style-name="T187">sem</text:span><text:span text:style-name="T188">_</text:span><text:span text:style-name="T189">lab</text:span><text:span text:style-name="T190">1 с помощью команды «git checkout -b<text:s/></text:span><text:span text:style-name="T191">chentsov</text:span><text:span text:style-name="T192">_2</text:span><text:span text:style-name="T193">sem</text:span><text:span text:style-name="T194">_</text:span><text:span text:style-name="T195">lab</text:span><text:span text:style-name="T196">1»</text:span><text:span text:style-name="T197"><text:line-break/></text:span><text:span text:style-name="T198">Папка с кодом программы и отчетом перемещена в репозиторий командами</text:span><text:span text:style-name="T199"> </text:span><text:span text:style-name="T200"><text:line-break/></text:span><text:span text:style-name="T201">«git add lab1»</text:span><text:span text:style-name="T202"> </text:span><text:span text:style-name="T203"><text:line-break/></text:span><text:span text:style-name="T204">«git commit -m «</text:span><text:span text:style-name="T205">lab</text:span><text:span text:style-name="T206">1_2</text:span><text:span text:style-name="T207">sem</text:span><text:span text:style-name="T208">»</text:span><text:span text:style-name="T209"> </text:span><text:span text:style-name="T210"><text:line-break/></text:span><text:span text:style-name="T211">«git push origin<text:s/></text:span><text:span text:style-name="T212">chentsov</text:span><text:span text:style-name="T213">_2</text:span><text:span text:style-name="T214">sem</text:span><text:span text:style-name="T215">_</text:span><text:span text:style-name="T216">lab</text:span><text:span text:style-name="T217">1»</text:span><text:span text:style-name="T218"> </text:span><text:span text:style-name="T219"><text:line-break/></text:span><text:span text:style-name="T220">После чего был сделан pull request на ветку master</text:span></text:p>
      <text:p text:style-name="P221"/>
      <text:p text:style-name="P222"/>
      <text:p text:style-name="Абзацсписка"><text:span text:style-name="T223">Вывод:</text:span><text:span text:style-name="T224"><text:s/></text:span><text:span text:style-name="T225">в ходе лабораторной рабо</text:span><text:span text:style-name="T226">ты был отработан навык работы с функциями стандартных библиотек Си, написан алгоритм разбиения предложения на отдельные лексемы, сортировки массива слов по алфавиту и определение на вхождение данного слова в массиве отсортированных слов, используя функции<text:s/></text:span><text:span text:style-name="T227">стандартных библиотек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aco" svg:font-family="Monac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language-asian="ru" style:country-asian="RU" fo:hyphenate="true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zh" style:country-asian="CN"/>
    </style:style>
    <style:style style:name="pl-k" style:display-name="pl-k" style:family="text" style:parent-style-name="Основнойшрифтабзаца"/>
    <style:style style:name="pl-s" style:display-name="pl-s" style:family="text" style:parent-style-name="Основнойшрифтабзаца"/>
    <style:style style:name="pl-pds" style:display-name="pl-pds" style:family="text" style:parent-style-name="Основнойшрифтабзаца"/>
    <style:style style:name="pl-en" style:display-name="pl-en" style:family="text" style:parent-style-name="Основнойшрифтабзаца"/>
    <style:style style:name="pl-c1" style:display-name="pl-c1" style:family="text" style:parent-style-name="Основнойшрифтабзаца"/>
    <style:style style:name="pl-cce" style:display-name="pl-cce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="Arial" style:font-name-asian="Arial" style:font-name-complex="Arial"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8" style:display-name="WWNum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л Ильяшук</meta:initial-creator>
    <dc:creator>Данил Ченцов</dc:creator>
    <meta:creation-date>2016-12-22T15:50:00Z</meta:creation-date>
    <dc:date>2017-03-08T21:01:00Z</dc:date>
    <meta:template xlink:href="Normal" xlink:type="simple"/>
    <meta:editing-cycles>10</meta:editing-cycles>
    <meta:editing-duration>PT174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5" meta:word-count="435" meta:character-count="2911" meta:row-count="20" meta:non-whitespace-character-count="2481"/>
  </office:meta>
</office:document-meta>
</file>